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ext_20_body" style:list-style-name="L1">
      <style:paragraph-properties fo:text-align="justify" style:justify-single-word="false"/>
    </style:style>
    <style:style style:name="P4" style:family="paragraph" style:parent-style-name="Preformatted_20_Text">
      <style:paragraph-properties fo:margin-left="0cm" fo:margin-right="0cm" fo:margin-top="0cm" fo:margin-bottom="0.247cm" style:contextual-spacing="false" fo:line-height="115%" fo:text-align="justify" style:justify-single-word="false" fo:text-indent="0cm" style:auto-text-indent="false" style:writing-mode="lr-tb"/>
    </style:style>
    <style:style style:name="P5" style:family="paragraph" style:parent-style-name="Preformatted_20_Text">
      <style:paragraph-properties fo:margin-top="0cm" fo:margin-bottom="0.247cm" style:contextual-spacing="false" fo:line-height="115%" fo:text-align="justify" style:justify-single-word="false" style:writing-mode="lr-tb"/>
    </style:style>
    <style:style style:name="P6" style:family="paragraph" style:parent-style-name="Preformatted_20_Text">
      <style:paragraph-properties fo:margin-left="0cm" fo:margin-right="0cm" fo:margin-top="0cm" fo:margin-bottom="0.247cm" style:contextual-spacing="false" fo:line-height="115%" fo:text-align="start" style:justify-single-word="false" fo:text-indent="0cm" style:auto-text-indent="false" style:writing-mode="lr-tb"/>
    </style:style>
    <style:style style:name="P7" style:family="paragraph" style:parent-style-name="Preformatted_20_Text">
      <style:paragraph-properties fo:margin-top="0cm" fo:margin-bottom="0.247cm" style:contextual-spacing="false" fo:line-height="115%" fo:text-align="justify" style:justify-single-word="false" style:writing-mode="lr-tb"/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P8" style:family="paragraph" style:parent-style-name="Preformatted_20_Text">
      <style:paragraph-properties fo:margin-top="0cm" fo:margin-bottom="0.247cm" style:contextual-spacing="false" fo:line-height="115%" fo:text-align="start" style:justify-single-word="false" style:writing-mode="lr-tb"/>
    </style:style>
    <style:style style:name="P9" style:family="paragraph" style:parent-style-name="Text_20_body" style:list-style-name="L2"/>
    <style:style style:name="T1" style:family="text">
      <style:text-properties officeooo:rsid="000c8084"/>
    </style:style>
    <style:style style:name="T2" style:family="text"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FASE1: </text:span></text:span><text:span text:style-name="Strong_20_Emphasis">Costruzione dell’ambiente di base: rete NAT, Domain Controller e servizi di rete</text:span></text:p>
      <text:p text:style-name="P2"/>
      <text:p text:style-name="P2">La prima parte del progetto è servita per costruire da zero la base del laboratorio, cioè la rete virtuale e il primo server: il Domain Controller.<text:line-break/>L’idea era creare una piccola infrastruttura aziendale dove poter simulare servizi reali come Active Directory, DNS e DHCP, ma dentro un ambiente controllato e isolato, senza rischiare di toccare la rete fisica del PC.</text:p>
      <text:p text:style-name="P2">Per cominciare ho configurato una <text:span text:style-name="Strong_20_Emphasis">rete privata NAT in VMware</text:span>, che ho chiamato <text:span text:style-name="Strong_20_Emphasis">LabNAT</text:span>.<text:line-break/>L’indirizzo scelto per questa rete è <text:span text:style-name="Strong_20_Emphasis">192.168.149.0/24</text:span>, con <text:span text:style-name="Strong_20_Emphasis">gateway 192.168.149.2</text:span>.<text:line-break/>Il NAT permette alle macchine virtuali di uscire su Internet attraverso il computer principale, ma allo stesso tempo le tiene isolate: in pratica si comportano come se fossero in un piccolo ufficio collegato a un router locale.<text:line-break/>Il DHCP di VMware è stato disattivato perché voglio che a gestire gli indirizzi IP sia il Domain Controller, proprio come accade in una rete aziendale vera.</text:p>
      <text:p text:style-name="P2">Una volta pronta la rete, ho creato la macchina virtuale <text:span text:style-name="Strong_20_Emphasis">DC01</text:span>, basata su <text:span text:style-name="Strong_20_Emphasis">Windows Server 2019 Standard (Desktop Experience)</text:span>.<text:line-break/>Ho assegnato alla macchina 2 CPU, 4 GB di RAM e un disco virtuale da 60 GB, impostato su <text:span text:style-name="Strong_20_Emphasis">controller LSI Logic SAS</text:span>, che è quello più stabile con i sistemi Microsoft.<text:line-break/>La scheda di rete è stata collegata alla LabNAT e ho scelto il firmware BIOS tradizionale, che in questo tipo di ambienti è più semplice da gestire.</text:p>
      <text:p text:style-name="P2">Dopo l’installazione del sistema operativo, ho impostato un <text:span text:style-name="Strong_20_Emphasis">indirizzo IP statico</text:span>, perché un Domain Controller non deve mai cambiare indirizzo.<text:line-break/>I parametri di rete sono:</text:p>
      <text:list text:style-name="L1">
        <text:list-item>
          <text:p text:style-name="P3">IP: 192.168.149.10</text:p>
        </text:list-item>
        <text:list-item>
          <text:p text:style-name="P3">Subnet mask: 255.255.255.0</text:p>
        </text:list-item>
        <text:list-item>
          <text:p text:style-name="P3">Gateway: 192.168.149.2</text:p>
        </text:list-item>
        <text:list-item>
          <text:p text:style-name="P3">DNS primario: 127.0.0.1</text:p>
        </text:list-item>
        <text:list-item>
          <text:p text:style-name="P3">DNS secondario: 8.8.8.8</text:p>
        </text:list-item>
      </text:list>
      <text:p text:style-name="P2">Il DNS primario punta a sé stesso, perché il server dovrà gestire internamente le risoluzioni del dominio.<text:line-break/>Il secondario (8.8.8.8) serve solo come backup per le richieste esterne.</text:p>
      <text:p text:style-name="P2">Volendo, la configurazione si può anche fare da PowerShell, così da tenerne traccia:</text:p>
      <text:p text:style-name="P4"><text:span text:style-name="Source_20_Text"><text:span text:style-name="T2">New-NetIPAddress -InterfaceAlias "Ethernet0" `</text:span></text:span></text:p>
      <text:p text:style-name="P5"><text:span text:style-name="Source_20_Text"><text:span text:style-name="T2"><text:s text:c="2"/>-IPAddress 192.168.149.10 -PrefixLength 24 -DefaultGateway 192.168.149.2</text:span></text:span></text:p>
      <text:p text:style-name="P5"><text:span text:style-name="Source_20_Text"><text:span text:style-name="T2">Set-DnsClientServerAddress -InterfaceAlias "Ethernet0" `</text:span></text:span></text:p>
      <text:p text:style-name="P5"><text:span text:style-name="Source_20_Text"><text:span text:style-name="T2"><text:s text:c="2"/>-ServerAddresses 127.0.0.1,8.8.8.8</text:span></text:span></text:p>
      <text:p text:style-name="P2">A questo punto ho installato i ruoli principali che serviranno al laboratorio:<text:line-break/><text:span text:style-name="Strong_20_Emphasis">Active Directory Domain Services</text:span>, <text:span text:style-name="Strong_20_Emphasis">DNS Server</text:span> e <text:span text:style-name="Strong_20_Emphasis">DHCP Server</text:span>.<text:line-break/><text:soft-page-break/>Si possono aggiungere dal <text:span text:style-name="Emphasis">Server Manager</text:span>, ma anche da PowerShell, che in questo caso è più veloce:</text:p>
      <text:p text:style-name="P6"><text:span text:style-name="Source_20_Text"><text:span text:style-name="T2">Install-WindowsFeature AD-Domain-Services, DNS, DHCP -IncludeManagementTools</text:span></text:span></text:p>
      <text:p text:style-name="P2">Dopo l’installazione, il passo successivo è <text:span text:style-name="Strong_20_Emphasis">promuovere il server a Domain Controller</text:span> e creare il dominio.<text:line-break/>Il dominio che ho scelto si chiama <text:span text:style-name="Strong_20_Emphasis">lab.local</text:span>, un nome fittizio usato solo per reti interne.<text:line-break/>La procedura guidata chiede anche di impostare una password DSRM per il ripristino del database AD, che va conservata in modo sicuro.</text:p>
      <text:p text:style-name="P2">Con il riavvio, il server entra ufficialmente nel dominio <text:span text:style-name="Source_20_Text">lab.local</text:span>.<text:line-break/>A questo punto il DNS integrato in Active Directory crea automaticamente le zone e i record necessari.<text:line-break/>Per permettere anche la navigazione su Internet, ho configurato i <text:span text:style-name="Strong_20_Emphasis">forwarder DNS</text:span> verso i server pubblici di Google e Cloudflare:</text:p>
      <text:p text:style-name="P4"><text:span text:style-name="Source_20_Text"><text:span text:style-name="T2">Add-DnsServerForwarder -IPAddress 8.8.8.8,1.1.1.1</text:span></text:span></text:p>
      <text:p text:style-name="P2">Il DNS ora è autorevole per <text:span text:style-name="Source_20_Text">lab.local</text:span>, ma inoltra tutte le richieste esterne ai resolver pubblici.<text:line-break/>Per controllare che tutto funzioni ho fatto qualche test:</text:p>
      <text:p text:style-name="P4"><text:span text:style-name="Source_20_Text"><text:span text:style-name="T2">ping 8.8.8.8</text:span></text:span></text:p>
      <text:p text:style-name="P5"><text:span text:style-name="Source_20_Text"><text:span text:style-name="T2">Resolve-DnsName lab.local</text:span></text:span></text:p>
      <text:p text:style-name="P5"><text:span text:style-name="Source_20_Text"><text:span text:style-name="T2">Resolve-DnsName dc01.lab.local</text:span></text:span></text:p>
      <text:p text:style-name="P2">Se il ping e la risoluzione rispondono, significa che Internet e DNS sono configurati correttamente.</text:p>
      <text:p text:style-name="P2">Con il DNS a posto, mi sono concentrato sul <text:span text:style-name="Strong_20_Emphasis">servizio DHCP</text:span>, che ho voluto gestire direttamente da DC01.<text:line-break/>Ho creato un nuovo scope chiamato “LabNAT”, con intervallo di indirizzi da <text:span text:style-name="Strong_20_Emphasis">192.168.149.100 a 192.168.149.200</text:span>.<text:line-break/>Il gateway e il DNS forniti ai client sono rispettivamente <text:span text:style-name="Strong_20_Emphasis">192.168.149.2</text:span> e <text:span text:style-name="Strong_20_Emphasis">192.168.149.10</text:span>, con dominio di ricerca <text:span text:style-name="Source_20_Text">lab.local</text:span>.<text:line-break/>Gli indirizzi al di sotto di 100 li tengo riservati ai server o ai dispositivi statici.<text:line-break/>Ecco il modo più rapido per configurarlo da PowerShell:</text:p>
      <text:p text:style-name="P4"><text:span text:style-name="Source_20_Text"><text:span text:style-name="T2">Add-DhcpServerv4Scope -Name "LabNAT" `</text:span></text:span></text:p>
      <text:p text:style-name="P5"><text:span text:style-name="Source_20_Text"><text:span text:style-name="T2"><text:s text:c="2"/>-StartRange 192.168.149.100 -EndRange 192.168.149.200 `</text:span></text:span></text:p>
      <text:p text:style-name="P5"><text:span text:style-name="Source_20_Text"><text:span text:style-name="T2"><text:s text:c="2"/>-SubnetMask 255.255.255.0</text:span></text:span></text:p>
      <text:p text:style-name="P7"/>
      <text:p text:style-name="P5"><text:span text:style-name="Source_20_Text"><text:span text:style-name="T2">Set-DhcpServerv4OptionValue -Router 192.168.149.2</text:span></text:span></text:p>
      <text:p text:style-name="P5"><text:span text:style-name="Source_20_Text"><text:span text:style-name="T2">Set-DhcpServerv4OptionValue -DnsServer 192.168.149.10 -DnsDomain "lab.local"</text:span></text:span></text:p>
      <text:p text:style-name="P7"/>
      <text:p text:style-name="P5"><text:span text:style-name="Source_20_Text"><text:span text:style-name="T2">Add-DhcpServerInDC -DnsName "dc01.lab.local" -IpAddress 192.168.149.10</text:span></text:span></text:p>
      <text:p text:style-name="P2">Questo script crea lo scope, imposta le opzioni di rete e autorizza il server DHCP all’interno di Active Directory, senza passare dalla GUI.<text:line-break/>Il server inizia così a distribuire indirizzi ai client della rete LabNAT.</text:p>
      <text:p text:style-name="P2"><text:soft-page-break/>Per chiudere la prima fase ho verificato che tutto fosse operativo.<text:line-break/>Il comando “<text:span text:style-name="Source_20_Text"><text:span text:style-name="T2">Resolve-DnsName lab.local</text:span></text:span><text:span text:style-name="Source_20_Text"><text:span text:style-name="T3">”</text:span></text:span> deve rispondere con l’indirizzo 192.168.149.10, mentre <text:span text:style-name="Source_20_Text">ping 8.8.8.8</text:span> conferma che Internet è raggiungibile.<text:line-break/>Infine, controllare lo stato del servizio DHCP:</text:p>
      <text:p text:style-name="P4"><text:span text:style-name="Source_20_Text"><text:span text:style-name="T2">Get-Service DHCPServer</text:span></text:span></text:p>
      <text:p text:style-name="P2">Se il servizio è in stato “Running”, significa che il laboratorio ha finalmente la sua base completa:<text:line-break/>una rete interna isolata, un Domain Controller pienamente funzionante, DNS autorevole con inoltro esterno e DHCP pronto a fornire configurazioni ai client.</text:p>
      <text:p text:style-name="P2">Questa è la parte più importante del progetto, perché da qui in poi tutto dipenderà da questo punto di partenza.<text:line-break/>Avere una rete ordinata, un DNS interno e un dominio configurato correttamente è quello che permette di aggiungere altri sistemi — come un server Linux o un client Windows — senza dover rimettere mano alla base ogni volta.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1"><text:soft-page-break/><text:span text:style-name="Strong_20_Emphasis"><text:span text:style-name="T1">FASE 2: </text:span></text:span><text:span text:style-name="Strong_20_Emphasis">Installazione e integrazione di Ubuntu01 nel dominio</text:span></text:p>
      <text:p text:style-name="P1">Dopo aver configurato il Domain Controller, la seconda parte del progetto è servita per introdurre un server Linux all’interno della rete, così da poter sperimentare un ambiente misto Windows–Linux e capire come interagiscono tra loro sotto un dominio Active Directory.</text:p>
      <text:p text:style-name="P1">La macchina virtuale <text:span text:style-name="Strong_20_Emphasis">Ubuntu01</text:span> è stata creata in VMware Workstation partendo dall’immagine di <text:span text:style-name="Strong_20_Emphasis">Ubuntu Server 22.04 LTS</text:span>.<text:line-break/>Ho assegnato due CPU, quattro gigabyte di RAM e un disco da 30 GB, collegato a un controller <text:span text:style-name="Strong_20_Emphasis">LSI Logic SAS</text:span>, che Ubuntu riconosce senza problemi.<text:line-break/>La scheda di rete è stata connessa alla rete <text:span text:style-name="Strong_20_Emphasis">LabNAT</text:span>, la stessa del Domain Controller, per mantenere la comunicazione interna diretta.</text:p>
      <text:p text:style-name="P1">Durante l’installazione ho impostato la rete manualmente con un indirizzo statico, così da evitare dipendenze dal servizio DHCP e garantire che il server mantenga sempre lo stesso IP.<text:line-break/>I valori scelti sono:<text:line-break/>indirizzo <text:span text:style-name="Strong_20_Emphasis">192.168.149.20</text:span>, gateway <text:span text:style-name="Strong_20_Emphasis">192.168.149.2</text:span>, DNS principale <text:span text:style-name="Strong_20_Emphasis">192.168.149.10</text:span> (il Domain Controller) e secondario <text:span text:style-name="Strong_20_Emphasis">8.8.8.8</text:span>.<text:line-break/>Il dominio di ricerca è <text:span text:style-name="Strong_20_Emphasis">lab.local</text:span>, che è lo stesso dominio Active Directory creato in precedenza.<text:line-break/>Questa configurazione permette a Ubuntu di risolvere i nomi interni gestiti dal DC01 e di uscire su Internet quando serve.</text:p>
      <text:p text:style-name="P1">Il nome del server è stato impostato su <text:span text:style-name="Source_20_Text">ubuntu01</text:span>, e l’utente amministrativo locale scelto per la gestione del sistema è <text:span text:style-name="Source_20_Text">ubuntuadmin</text:span>, con la password definita durante l’installazione.<text:line-break/>Al termine, il sistema si è avviato regolarmente e ho verificato la connettività con alcuni test base:</text:p>
      <text:p text:style-name="P6"><text:span text:style-name="Source_20_Text"><text:span text:style-name="T2">ping -c 4 192.168.149.10</text:span></text:span></text:p>
      <text:p text:style-name="P8"><text:span text:style-name="Source_20_Text"><text:span text:style-name="T2">ping -c 4 8.8.8.8</text:span></text:span></text:p>
      <text:p text:style-name="P8"><text:span text:style-name="Source_20_Text"><text:span text:style-name="T2">ping -c 4 lab.local</text:span></text:span></text:p>
      <text:p text:style-name="P1">Tutti i test hanno confermato che la comunicazione interna e l’accesso a Internet funzionavano come previsto.</text:p>
      <text:p text:style-name="P1">Prima di unire il server al dominio, ho aggiornato il sistema e installato tutti i pacchetti necessari per permettere l’autenticazione tramite Active Directory:</text:p>
      <text:p text:style-name="P6"><text:span text:style-name="Source_20_Text"><text:span text:style-name="T2">sudo apt update &amp;&amp; sudo apt upgrade -y</text:span></text:span></text:p>
      <text:p text:style-name="P8"><text:span text:style-name="Source_20_Text"><text:span text:style-name="T2">sudo apt install -y realmd sssd sssd-tools sssd-ad libnss-sss libpam-sss adcli samba-common-bin packagekit oddjob oddjob-mkhomedir</text:span></text:span></text:p>
      <text:p text:style-name="P1">Questi strumenti permettono a Ubuntu di riconoscere un dominio e di gestire le credenziali in modo centralizzato.<text:line-break/><text:span text:style-name="Source_20_Text">realmd</text:span> si occupa di individuare e collegare il sistema al dominio, mentre <text:span text:style-name="Source_20_Text">sssd</text:span> mantiene la sincronizzazione delle identità.<text:line-break/>Gli altri pacchetti gestiscono la parte LDAP, Kerberos e la creazione automatica delle home directory per gli utenti del dominio.</text:p>
      <text:p text:style-name="P1"/>
      <text:p text:style-name="P1"/>
      <text:p text:style-name="P1"><text:soft-page-break/>Una volta terminata la preparazione, ho verificato che Ubuntu fosse in grado di vedere il dominio <text:span text:style-name="Source_20_Text">lab.local</text:span>:</text:p>
      <text:p text:style-name="P6"><text:span text:style-name="Source_20_Text"><text:span text:style-name="T2">realm discover lab.local</text:span></text:span></text:p>
      <text:p text:style-name="P1">La risposta è stata corretta: il sistema ha trovato il dominio e il relativo controller.<text:line-break/>A questo punto ho eseguito l’unione vera e propria con:</text:p>
      <text:p text:style-name="P6"><text:span text:style-name="Source_20_Text"><text:span text:style-name="T2">sudo realm join -U Administrator lab.local</text:span></text:span></text:p>
      <text:p text:style-name="P1">Dopo aver inserito la password dell’Administrator del dominio, Ubuntu si è unito senza errori.<text:line-break/>Per conferma ho controllato la configurazione:</text:p>
      <text:p text:style-name="P6"><text:span text:style-name="Source_20_Text"><text:span text:style-name="T2">realm list</text:span></text:span></text:p>
      <text:p text:style-name="P1">Il dominio risultava elencato con tutti i parametri corretti, a indicare che il join era andato a buon fine.<text:line-break/>Per essere sicuro che la comunicazione con Active Directory fosse effettiva, ho eseguito un ultimo controllo con l’utente del dominio:</text:p>
      <text:p text:style-name="P6"><text:span text:style-name="Source_20_Text"><text:span text:style-name="T2">id Administrator@lab.local</text:span></text:span></text:p>
      <text:p text:style-name="P1">Il sistema ha restituito l’elenco dei gruppi e degli identificativi associati, segno che l’autenticazione con Active Directory era attiva e funzionante.</text:p>
      <text:p text:style-name="P1">Con questa configurazione, <text:span text:style-name="Strong_20_Emphasis">Ubuntu01</text:span> è ora membro del dominio <text:span text:style-name="Source_20_Text">lab.local</text:span> e può utilizzare le credenziali centralizzate gestite dal Domain Controller.<text:line-break/>Il DNS e la rete sono sincronizzati, e i due sistemi — Windows Server e Ubuntu Server — condividono lo stesso spazio di autenticazione.<text:line-break/>Questa fase segna il momento in cui il laboratorio smette di essere solo un ambiente di test isolato e diventa una piccola infrastruttura reale, capace di far convivere più piattaforme nello stesso dominio.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oft-page-break/><text:span text:style-name="Strong_20_Emphasis">La struttura che abbiamo costruito fino a questo punto non è soltanto un insieme di macchine virtuali collegate tra loro.<text:line-break/>È, in miniatura, la copia del modo in cui le reti aziendali funzionano nella realtà.<text:line-break/>Ogni componente che abbiamo configurato — la rete, il dominio, i DNS, i ruoli server — rappresenta un pezzo preciso di un’infrastruttura IT vera.<text:line-break/>Capire come questi elementi interagiscono è il primo passo per ragionare come un sistemista e non solo come un utente.</text:span></text:p>
      <text:p text:style-name="Text_20_body">L’ambiente <text:span text:style-name="Strong_20_Emphasis">LabNAT</text:span> ci insegna il concetto di <text:span text:style-name="Strong_20_Emphasis">segmentazione di rete</text:span>: in azienda le reti non sono mai “aperte”, ma separate per motivi di sicurezza e gestione.<text:line-break/>Il NAT di VMware riproduce il comportamento di un gateway o di un firewall aziendale, che permette ai dispositivi interni di uscire su Internet, ma non il contrario.<text:line-break/>Quando configuriamo un gateway, un DNS o un server DHCP, stiamo in realtà imparando come vengono gestite le comunicazioni e gli indirizzi in un’intera LAN.</text:p>
      <text:p text:style-name="Text_20_body">La creazione di <text:span text:style-name="Strong_20_Emphasis">DC01</text:span> con Active Directory è il passo più importante per capire la logica delle reti Windows.<text:line-break/>In un contesto aziendale reale, quasi tutto ruota attorno al dominio: le autenticazioni, le policy, le risorse condivise, i permessi e la gestione centralizzata degli utenti.<text:line-break/>Con il Domain Controller impariamo che l’identità non appartiene al singolo computer, ma all’intera rete.<text:line-break/>Configurare DNS e DHCP sullo stesso server serve a capire come questi servizi si integrano per fornire connettività e risoluzione dei nomi in modo automatico e coerente per tutti i dispositivi.</text:p>
      <text:p text:style-name="Text_20_body">L’aggiunta di <text:span text:style-name="Strong_20_Emphasis">Ubuntu01</text:span> nel dominio introduce la parte più interessante del laboratorio: <text:span text:style-name="Strong_20_Emphasis">l’interoperabilità</text:span>.<text:line-break/>In azienda non esistono solo server Windows, ma anche sistemi Linux che devono comunicare con l’infrastruttura Microsoft.<text:line-break/>Unire Ubuntu al dominio ci fa toccare con mano come Active Directory può gestire anche dispositivi non Windows, e come i protocolli standard (Kerberos, LDAP, DNS) permettono a sistemi diversi di parlare lo stesso linguaggio.<text:line-break/>Quando un utente del dominio può accedere anche su Ubuntu, stiamo vedendo in pratica cosa significa “Single Sign-On” — un concetto fondamentale per chi lavora in reti miste o in ambienti cloud.</text:p>
      <text:p text:style-name="Text_20_body">Questo laboratorio serve quindi a <text:span text:style-name="Strong_20_Emphasis">collegare la teoria alla realtà</text:span>:<text:line-break/>ogni volta che esegui un comando o imposti un servizio, stai in realtà riproducendo quello che in azienda è già automatizzato o gestito da interfacce più complesse.<text:line-break/>Capire cosa succede sotto il cofano ti permette, un giorno, di risolvere problemi veri e di ragionare in modo sistemico.</text:p>
      <text:p text:style-name="Text_20_body">Il nostro Mini Enterprise HomeLab, così com’è ora, è già una base completa per imparare:</text:p>
      <text:list text:style-name="L2">
        <text:list-item>
          <text:p text:style-name="P9">come si costruisce una rete aziendale interna con un dominio Active Directory;</text:p>
        </text:list-item>
        <text:list-item>
          <text:p text:style-name="P9">come DNS e DHCP collaborano per gestire i client e garantire continuità di servizio;</text:p>
        </text:list-item>
        <text:list-item>
          <text:p text:style-name="P9">come un sistema Linux può essere integrato e autenticarsi nello stesso dominio;</text:p>
        </text:list-item>
        <text:list-item>
          <text:p text:style-name="P9">come verificare, documentare e mantenere la coerenza di un’infrastruttura.</text:p>
        </text:list-item>
      </text:list>
      <text:p text:style-name="Text_20_body"><text:soft-page-break/>Tutto ciò che stiamo facendo serve a <text:span text:style-name="Strong_20_Emphasis">formare il modo di pensare del sistemista</text:span>: pianificare prima di installare, capire perché un servizio deve esistere, verificare il flusso logico della rete e avere sempre sotto controllo cosa dipende da cosa.<text:line-break/>Questo approccio è esattamente quello che in un ambiente di lavoro fa la differenza tra chi “usa i comandi” e chi <text:span text:style-name="Strong_20_Emphasis">capisce davvero cosa sta costruendo</text:span>.</text:p>
      <text:p text:style-name="Text_20_body">In sintesi, questa prima parte del laboratorio non è un esercizio accademico ma un’esperienza diretta:<text:line-break/>stiamo imparando come funziona un’azienda “dall’interno della rete”, un pezzo alla volta, fino a essere in grado di comprenderne l’intera architettura tecnica.</text:p>
      <text:p text:style-name="P1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mment" style:family="paragraph" style:parent-style-name="Standard" style:class="extra">
      <style:paragraph-properties fo:margin-left="0.1cm" fo:margin-right="0.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2T15:44:01.873888900</meta:creation-date>
    <dc:date>2025-10-12T19:03:15.350609600</dc:date>
    <meta:editing-duration>PT30M10S</meta:editing-duration>
    <meta:editing-cycles>7</meta:editing-cycles>
    <meta:generator>LibreOffice/25.2.5.2$Windows_X86_64 LibreOffice_project/03d19516eb2e1dd5d4ccd751a0d6f35f35e08022</meta:generator>
    <meta:document-statistic meta:table-count="0" meta:image-count="0" meta:object-count="0" meta:page-count="7" meta:paragraph-count="73" meta:word-count="1945" meta:character-count="12806" meta:non-whitespace-character-count="10929"/>
  </office:meta>
</office:document-meta>
</file>